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f999" officeooo:paragraph-rsid="0016f999"/>
    </style:style>
    <style:style style:name="P2" style:family="paragraph" style:parent-style-name="Standard">
      <style:text-properties officeooo:rsid="0016f999" officeooo:paragraph-rsid="001bfc2d"/>
    </style:style>
    <style:style style:name="P3" style:family="paragraph" style:parent-style-name="Standard">
      <style:text-properties fo:font-weight="bold" officeooo:rsid="0016f999" officeooo:paragraph-rsid="0016f999" style:font-weight-asian="bold" style:font-weight-complex="bold"/>
    </style:style>
    <style:style style:name="P4" style:family="paragraph" style:parent-style-name="Standard">
      <style:text-properties fo:font-weight="bold" officeooo:rsid="0018aeae" officeooo:paragraph-rsid="0018aeae" style:font-weight-asian="bold" style:font-weight-complex="bold"/>
    </style:style>
    <style:style style:name="P5" style:family="paragraph" style:parent-style-name="Standard">
      <style:text-properties officeooo:rsid="0018aeae" officeooo:paragraph-rsid="0018aeae"/>
    </style:style>
    <style:style style:name="P6" style:family="paragraph" style:parent-style-name="Standard">
      <style:text-properties officeooo:rsid="001bfc2d" officeooo:paragraph-rsid="001bfc2d"/>
    </style:style>
    <style:style style:name="P7" style:family="paragraph" style:parent-style-name="Standard">
      <style:text-properties style:font-name="Liberation Serif" fo:font-size="12pt" officeooo:rsid="0016f999" officeooo:paragraph-rsid="0016f999" style:font-size-asian="12pt" style:font-size-complex="12pt"/>
    </style:style>
    <style:style style:name="P8" style:family="paragraph" style:parent-style-name="Standard">
      <style:text-properties style:font-name="Liberation Serif" fo:font-size="12pt" officeooo:paragraph-rsid="001c8a79" style:font-size-asian="12pt" style:font-size-complex="12pt"/>
    </style:style>
    <style:style style:name="P9" style:family="paragraph" style:parent-style-name="Standard">
      <style:text-properties style:font-name="Liberation Serif" fo:font-size="12pt" fo:font-weight="bold" officeooo:rsid="001f329a" officeooo:paragraph-rsid="001f329a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Serif" fo:font-size="12pt" fo:font-weight="normal" officeooo:rsid="001f329a" officeooo:paragraph-rsid="001f329a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rsid="001f329a" officeooo:paragraph-rsid="001f329a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officeooo:rsid="001f329a" officeooo:paragraph-rsid="001f329a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318d2c" officeooo:paragraph-rsid="00318d2c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4230" style:font-weight-asian="bold" style:font-weight-complex="bold"/>
    </style:style>
    <style:style style:name="T3" style:family="text">
      <style:text-properties officeooo:rsid="0018aeae"/>
    </style:style>
    <style:style style:name="T4" style:family="text">
      <style:text-properties officeooo:rsid="0019190e"/>
    </style:style>
    <style:style style:name="T5" style:family="text">
      <style:text-properties officeooo:rsid="0019e958"/>
    </style:style>
    <style:style style:name="T6" style:family="text">
      <style:text-properties officeooo:rsid="001bfc2d"/>
    </style:style>
    <style:style style:name="T7" style:family="text">
      <style:text-properties officeooo:rsid="001c8a79"/>
    </style:style>
    <style:style style:name="T8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9" style:family="text">
      <style:text-properties style:text-outline="false" style:text-line-through-style="none" style:text-line-through-type="none" fo:font-style="normal" fo:text-shadow="none" style:text-underline-style="none" fo:font-weight="normal" officeooo:rsid="001c8a79" style:font-style-asian="normal" style:font-weight-asian="normal" style:text-emphasize="none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07f7a" style:font-weight-asian="normal" style:font-weight-complex="normal"/>
    </style:style>
    <style:style style:name="T12" style:family="text">
      <style:text-properties fo:font-weight="normal" officeooo:rsid="001a4230" style:font-weight-asian="normal" style:font-weight-complex="normal"/>
    </style:style>
    <style:style style:name="T13" style:family="text">
      <style:text-properties fo:font-weight="normal" officeooo:rsid="002f0c14" style:font-weight-asian="normal" style:font-weight-complex="normal"/>
    </style:style>
    <style:style style:name="T14" style:family="text">
      <style:text-properties fo:font-weight="normal" officeooo:rsid="00317aad" style:font-weight-asian="normal" style:font-weight-complex="normal"/>
    </style:style>
    <style:style style:name="T15" style:family="text">
      <style:text-properties fo:font-weight="normal" officeooo:rsid="0031ff9a" style:font-weight-asian="normal" style:font-weight-complex="normal"/>
    </style:style>
    <style:style style:name="T16" style:family="text">
      <style:text-properties fo:font-weight="normal" officeooo:rsid="003381d3" style:font-weight-asian="normal" style:font-weight-complex="normal"/>
    </style:style>
    <style:style style:name="T17" style:family="text">
      <style:text-properties officeooo:rsid="0025e3a6"/>
    </style:style>
    <style:style style:name="T18" style:family="text">
      <style:text-properties officeooo:rsid="0025e3db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valuating material <text:span text:style-name="T3">models</text:span> in TensorMechanics, re: finite strain, and comparing to SolidMechanics, <text:span text:style-name="T3">both in 2D and 3D</text:span></text:p>
      <text:p text:style-name="P1"/>
      <text:p text:style-name="P3"><text:span text:style-name="T4">Problem setup</text:span>:</text:p>
      <text:p text:style-name="P1">Mesh: generated mesh, 1x1 in 2D (1x1x1 in 3D)</text:p>
      <text:p text:style-name="P1">Coordinate system: xy(z)</text:p>
      <text:p text:style-name="P1">AuxVariables: strain_yy, stress_yy <text:span text:style-name="T5">(TM = RankTwoAux; SM = MaterialTensorAux)</text:span></text:p>
      <text:p text:style-name="P1">BCs: FunctionPresetBC, disp_y = -0.2*t on top, sides (+ back/front) constrained</text:p>
      <text:p text:style-name="P1">Time: end_t = 4.0</text:p>
      <text:p text:style-name="P1"/>
      <text:p text:style-name="P2">in SM: Material = Elastic, NonlinearPlaneStrain</text:p>
      <text:p text:style-name="P2"/>
      <text:p text:style-name="P2">in TM: Material = ComputeIsotropicElasticityTensor, ComputePlaneStrain (ComputeFiniteStrain in 3D), ConputeFiniteStrainElasticStress</text:p>
      <text:p text:style-name="P1"/>
      <text:p text:style-name="P4">Theory:</text:p>
      <text:p text:style-name="P5"/>
      <text:p text:style-name="P5">The disp_y at the end of four seconds<text:span text:style-name="T4"> </text:span>should be -0.8. This is correct in all four simulations. <text:span text:style-name="T6">Based on this displacement, the final strain_yy should be:</text:span></text:p>
      <text:p text:style-name="P6"/>
      <text:p text:style-name="P6"><draw:frame draw:style-name="fr1" draw:name="Object4" text:anchor-type="paragraph" svg:x="0.1028in" svg:y="0.0807in" svg:width="3.2201in" svg:height="0.1783in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P6"/>
      <text:p text:style-name="P1"/>
      <text:p text:style-name="P3">Results:</text:p>
      <text:p text:style-name="P1"/>
      <text:p text:style-name="P1">– Requires small time step: default <text:span text:style-name="T1">dt = 1.</text:span><text:span text:style-name="T2">0</text:span><text:span text:style-name="T12">, </text:span><text:span text:style-name="T13">strain_yy (and therefore stress_yy)</text:span> results very incorrect:</text:p>
      <text:p text:style-name="P1"/>
      <text:p text:style-name="P1"><draw:frame draw:style-name="fr1" draw:name="Object3" text:anchor-type="paragraph" svg:x="0.1311in" svg:y="0.011in" svg:width="5.4134in" svg:height="1.9563in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here material definitions are:</text:p>
      <text:p text:style-name="P1"><draw:frame draw:style-name="fr1" draw:name="Object2" text:anchor-type="paragraph" svg:x="0.0346in" svg:y="0.189in" svg:width="3.0783in" svg:height="0.8898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– With small time step, <text:span text:style-name="T18">strain</text:span> results are <text:span text:style-name="T17">correct </text:span>(<text:span text:style-name="T1">dt = 0.01</text:span>):</text:p>
      <text:p text:style-name="P1"/>
      <text:p text:style-name="P1"><draw:frame draw:style-name="fr1" draw:name="Object1" text:anchor-type="paragraph" svg:x="0.1728in" svg:y="0.0835in" svg:width="5.4134in" svg:height="1.9563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8"><text:span text:style-name="T7">These strain values are very close to the expected value based on theory (</text:span><text:span text:style-name="T8">-1.6094379124341</text:span><text:span text:style-name="T9">).</text:span></text:p>
      <text:p text:style-name="P8"/>
      <text:p text:style-name="P9">Conclusions<text:span text:style-name="T10">:</text:span></text:p>
      <text:p text:style-name="P9"/>
      <text:p text:style-name="P10">– Model is accurate for strain with small time step (dt=0.1), in both SM and TM.</text:p>
      <text:p text:style-name="P10">– Model is very inaccurate for strain with larger time step (dt=1.0), in both SM and TM.</text:p>
      <text:p text:style-name="P12"><text:span text:style-name="T10">– </text:span><text:span text:style-name="T11">To resolve time step issue, model used to evaluate strain </text:span><text:span text:style-name="T14">would need</text:span><text:span text:style-name="T11"> to be changed (currently Rashid, 1993).</text:span></text:p>
      <text:p text:style-name="P13"><text:span text:style-name="T11">– </text:span><text:span text:style-name="T10">Using dt=0.1 also yields </text:span><text:span text:style-name="T15">relatively</text:span><text:span text:style-name="T10"> accurate results (-1.6023377300219 for strain_yy </text:span><text:span text:style-name="T16">in 2D TM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126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el Waxman</meta:initial-creator>
    <meta:creation-date>2015-08-18T11:01:31.527760085</meta:creation-date>
    <dc:date>2015-08-18T13:15:56.378044935</dc:date>
    <dc:creator>Rachel Waxman</dc:creator>
    <meta:editing-duration>PT1H4M</meta:editing-duration>
    <meta:editing-cycles>31</meta:editing-cycles>
    <meta:generator>LibreOffice/4.2.8.2$Linux_X86_64 LibreOffice_project/420m0$Build-2</meta:generator>
    <meta:document-statistic meta:table-count="0" meta:image-count="0" meta:object-count="4" meta:page-count="2" meta:paragraph-count="21" meta:word-count="207" meta:character-count="1396" meta:non-whitespace-character-count="120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1.1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 style:data-style-name="N61"/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table table:name="t=4 fully constrained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TM, 2D</text:p>
          </table:table-cell>
          <table:table-cell table:style-name="ce1" office:value-type="string" calcext:value-type="string">
            <text:p>TM, 3D</text:p>
          </table:table-cell>
          <table:table-cell table:style-name="ce1" office:value-type="string" calcext:value-type="string">
            <text:p>SM, 2D</text:p>
          </table:table-cell>
          <table:table-cell table:style-name="ce1" office:value-type="string" calcext:value-type="string">
            <text:p>SM, 3D</text:p>
          </table:table-cell>
        </table:table-row>
        <table:table-row table:style-name="ro1">
          <table:table-cell/>
          <table:table-cell office:value-type="string" calcext:value-type="string">
            <text:p>Material</text:p>
          </table:table-cell>
          <table:table-cell office:value-type="string" calcext:value-type="string">
            <text:p>CPFS</text:p>
          </table:table-cell>
          <table:table-cell office:value-type="string" calcext:value-type="string">
            <text:p>CFS</text:p>
          </table:table-cell>
          <table:table-cell table:number-columns-repeated="2" office:value-type="string" calcext:value-type="string">
            <text:p>Elastic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IET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FSES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office:value-type="string" calcext:value-type="string">
            <text:p>Formulation</text:p>
          </table:table-cell>
          <table:table-cell table:number-columns-repeated="2" office:value-type="string" calcext:value-type="string">
            <text:p>--</text:p>
          </table:table-cell>
          <table:table-cell table:number-columns-repeated="2" office:value-type="string" calcext:value-type="string">
            <text:p>NLPS</text:p>
          </table:table-cell>
        </table:table-row>
        <table:table-row table:style-name="ro1">
          <table:table-cell/>
          <table:table-cell office:value-type="string" calcext:value-type="string">
            <text:p>disp_y</text:p>
          </table:table-cell>
          <table:table-cell table:number-columns-repeated="4" office:value-type="float" office:value="-0.8" calcext:value-type="float">
            <text:p>-0.8</text:p>
          </table:table-cell>
        </table:table-row>
        <table:table-row table:style-name="ro1">
          <table:table-cell/>
          <table:table-cell office:value-type="string" calcext:value-type="string">
            <text:p>strain_yy</text:p>
          </table:table-cell>
          <table:table-cell table:style-name="ce2" office:value-type="float" office:value="-1.609373247267" calcext:value-type="float">
            <text:p>-1.6093732473</text:p>
          </table:table-cell>
          <table:table-cell table:style-name="ce4" office:value-type="float" office:value="-1.609373247267" calcext:value-type="float">
            <text:p>-1.6093732473</text:p>
          </table:table-cell>
          <table:table-cell table:style-name="ce4" office:value-type="float" office:value="-1.609374569947" calcext:value-type="float">
            <text:p>-1.6093745699</text:p>
          </table:table-cell>
          <table:table-cell table:style-name="ce5" office:value-type="float" office:value="-1.609374569947" calcext:value-type="float">
            <text:p>-1.6093745699</text:p>
          </table:table-cell>
        </table:table-row>
        <table:table-row table:style-name="ro1">
          <table:table-cell/>
          <table:table-cell office:value-type="string" calcext:value-type="string">
            <text:p>stress_yy</text:p>
          </table:table-cell>
          <table:table-cell table:number-columns-repeated="2" table:style-name="ce3" office:value-type="float" office:value="-2166463.9867056" calcext:value-type="float">
            <text:p>-2.17E+06</text:p>
          </table:table-cell>
          <table:table-cell table:number-columns-repeated="2" table:style-name="ce3" office:value-type="float" office:value="-2166465.7672363" calcext:value-type="float">
            <text:p>-2.17E+06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4" table:style-name="ce3" office:value-type="float" office:value="1000000" calcext:value-type="float">
            <text:p>1.00E+06</text:p>
          </table:table-cell>
        </table:table-row>
        <table:table-row table:style-name="ro1">
          <table:table-cell/>
          <table:table-cell office:value-type="string" calcext:value-type="string">
            <text:p>poisson</text:p>
          </table:table-cell>
          <table:table-cell table:number-columns-repeated="4"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string" calcext:value-type="string">
            <text:p>stress / strain</text:p>
          </table:table-cell>
          <table:table-cell table:style-name="ce3" table:formula="of:=['t=4 fully constrained'.C12]/['t=4 fully constrained'.C11]" office:value-type="float" office:value="1346153.84615386" calcext:value-type="float">
            <text:p>1.35E+06</text:p>
          </table:table-cell>
          <table:table-cell table:style-name="ce3" table:formula="of:=['t=4 fully constrained'.D12]/['t=4 fully constrained'.D11]" office:value-type="float" office:value="1346153.84615386" calcext:value-type="float">
            <text:p>1.35E+06</text:p>
          </table:table-cell>
          <table:table-cell table:style-name="ce3" table:formula="of:=[.E12]/[.E11]" office:value-type="float" office:value="1346153.84615382" calcext:value-type="float">
            <text:p>1.35E+06</text:p>
          </table:table-cell>
          <table:table-cell table:style-name="ce3" table:formula="of:=['t=4 fully constrained'.F12]/['t=4 fully constrained'.F11]" office:value-type="float" office:value="1346153.84615382" calcext:value-type="float">
            <text:p>1.35E+0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0/00/0000</text:date>, <text:time style:data-style-name="N2" text:time-value="12:48:37.3152467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=3, not constrained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2" table:default-cell-style-name="Default"/>
        <table:table-row table:style-name="ro1" table:number-rows-repeated="3"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6"/>
          <table:table-cell office:value-type="string" calcext:value-type="string">
            <text:p>CPFS</text:p>
          </table:table-cell>
          <table:table-cell office:value-type="string" calcext:value-type="string">
            <text:p>ComputePlaneFiniteStrai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FS</text:p>
          </table:table-cell>
          <table:table-cell office:value-type="string" calcext:value-type="string">
            <text:p>ComputeFiniteStrai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IET</text:p>
          </table:table-cell>
          <table:table-cell office:value-type="string" calcext:value-type="string">
            <text:p>ComputeIsotropicElasticityTenso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FSES</text:p>
          </table:table-cell>
          <table:table-cell office:value-type="string" calcext:value-type="string">
            <text:p>ComputeFiniteStrainElasticStres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LPS</text:p>
          </table:table-cell>
          <table:table-cell office:value-type="string" calcext:value-type="string">
            <text:p>NonlinearPlaneStrain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0/00/0000</text:date>, <text:time style:data-style-name="N2" text:time-value="12:50:17.787278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1.1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 style:data-style-name="N61"/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table table:name="t=4 fully constra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19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TM, 2D</text:p>
          </table:table-cell>
          <table:table-cell table:style-name="ce1" office:value-type="string" calcext:value-type="string">
            <text:p>TM, 3D</text:p>
          </table:table-cell>
          <table:table-cell table:style-name="ce1" office:value-type="string" calcext:value-type="string">
            <text:p>SM, 2D</text:p>
          </table:table-cell>
          <table:table-cell table:style-name="ce1" office:value-type="string" calcext:value-type="string">
            <text:p>SM, 3D</text:p>
          </table:table-cell>
        </table:table-row>
        <table:table-row table:style-name="ro1">
          <table:table-cell/>
          <table:table-cell table:style-name="ce1" office:value-type="string" calcext:value-type="string">
            <text:p>Material</text:p>
          </table:table-cell>
          <table:table-cell office:value-type="string" calcext:value-type="string">
            <text:p>CPFS</text:p>
          </table:table-cell>
          <table:table-cell office:value-type="string" calcext:value-type="string">
            <text:p>CFS</text:p>
          </table:table-cell>
          <table:table-cell table:number-columns-repeated="2" office:value-type="string" calcext:value-type="string">
            <text:p>Elastic</text:p>
          </table:table-cell>
        </table:table-row>
        <table:table-row table:style-name="ro1">
          <table:table-cell/>
          <table:table-cell table:style-name="ce1"/>
          <table:table-cell table:number-columns-repeated="2" office:value-type="string" calcext:value-type="string">
            <text:p>CIET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1"/>
          <table:table-cell table:number-columns-repeated="2" office:value-type="string" calcext:value-type="string">
            <text:p>CFSES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1" office:value-type="string" calcext:value-type="string">
            <text:p>Formulation</text:p>
          </table:table-cell>
          <table:table-cell table:number-columns-repeated="2" office:value-type="string" calcext:value-type="string">
            <text:p>--</text:p>
          </table:table-cell>
          <table:table-cell table:number-columns-repeated="2" office:value-type="string" calcext:value-type="string">
            <text:p>NLPS</text:p>
          </table:table-cell>
        </table:table-row>
        <table:table-row table:style-name="ro1">
          <table:table-cell/>
          <table:table-cell table:style-name="ce1" office:value-type="string" calcext:value-type="string">
            <text:p>disp_y</text:p>
          </table:table-cell>
          <table:table-cell table:number-columns-repeated="4" office:value-type="float" office:value="-0.8" calcext:value-type="float">
            <text:p>-0.8</text:p>
          </table:table-cell>
        </table:table-row>
        <table:table-row table:style-name="ro1">
          <table:table-cell/>
          <table:table-cell table:style-name="ce1" office:value-type="string" calcext:value-type="string">
            <text:p>strain_yy</text:p>
          </table:table-cell>
          <table:table-cell table:style-name="ce2" office:value-type="float" office:value="0.075822241512346" calcext:value-type="float">
            <text:p>0.0758222415</text:p>
          </table:table-cell>
          <table:table-cell table:style-name="ce4" office:value-type="float" office:value="0.075822241512346" calcext:value-type="float">
            <text:p>0.0758222415</text:p>
          </table:table-cell>
          <table:table-cell table:style-name="ce4" office:value-type="float" office:value="-1.3495648341049" calcext:value-type="float">
            <text:p>-1.3495648341</text:p>
          </table:table-cell>
          <table:table-cell table:style-name="ce5" office:value-type="float" office:value="-1.3495648341049" calcext:value-type="float">
            <text:p>-1.3495648341</text:p>
          </table:table-cell>
        </table:table-row>
        <table:table-row table:style-name="ro1">
          <table:table-cell/>
          <table:table-cell table:style-name="ce1" office:value-type="string" calcext:value-type="string">
            <text:p>stress_yy</text:p>
          </table:table-cell>
          <table:table-cell table:number-columns-repeated="2" table:style-name="ce3" office:value-type="float" office:value="102068.40203585" calcext:value-type="float">
            <text:p>1.02E+05</text:p>
          </table:table-cell>
          <table:table-cell table:number-columns-repeated="2" table:style-name="ce3" office:value-type="float" office:value="-1816721.8920643" calcext:value-type="float">
            <text:p>-1.82E+06</text:p>
          </table:table-cell>
        </table:table-row>
        <table:table-row table:style-name="ro1">
          <table:table-cell/>
          <table:table-cell table:style-name="ce1" office:value-type="string" calcext:value-type="string">
            <text:p>E</text:p>
          </table:table-cell>
          <table:table-cell table:number-columns-repeated="4" table:style-name="ce3" office:value-type="float" office:value="1000000" calcext:value-type="float">
            <text:p>1.00E+06</text:p>
          </table:table-cell>
        </table:table-row>
        <table:table-row table:style-name="ro1">
          <table:table-cell/>
          <table:table-cell table:style-name="ce1" office:value-type="string" calcext:value-type="string">
            <text:p>poisson</text:p>
          </table:table-cell>
          <table:table-cell table:number-columns-repeated="4" office:value-type="float" office:value="0.3" calcext:value-type="float">
            <text:p>0.3</text:p>
          </table:table-cell>
        </table:table-row>
        <table:table-row table:style-name="ro1">
          <table:table-cell/>
          <table:table-cell table:style-name="ce1" office:value-type="string" calcext:value-type="string">
            <text:p>stress / strain</text:p>
          </table:table-cell>
          <table:table-cell table:style-name="ce3" table:formula="of:=['t=4 fully constrained'.C27]/['t=4 fully constrained'.C26]" office:value-type="float" office:value="1346153.84615384" calcext:value-type="float">
            <text:p>1.35E+06</text:p>
          </table:table-cell>
          <table:table-cell table:style-name="ce3" table:formula="of:=['t=4 fully constrained'.D27]/['t=4 fully constrained'.D26]" office:value-type="float" office:value="1346153.84615384" calcext:value-type="float">
            <text:p>1.35E+06</text:p>
          </table:table-cell>
          <table:table-cell table:style-name="ce3" table:formula="of:=[.E27]/[.E26]" office:value-type="float" office:value="1346153.84615385" calcext:value-type="float">
            <text:p>1.35E+06</text:p>
          </table:table-cell>
          <table:table-cell table:style-name="ce3" table:formula="of:=['t=4 fully constrained'.F27]/['t=4 fully constrained'.F26]" office:value-type="float" office:value="1346153.84615385" calcext:value-type="float">
            <text:p>1.35E+06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0/00/0000</text:date>, <text:time style:data-style-name="N2" text:time-value="12:48:16.2431616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1.1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3" style:family="table-cell" style:parent-style-name="Default" style:data-style-name="N0">
      <style:table-cell-properties fo:border="0.06pt solid #000000"/>
    </style:style>
  </office:automatic-styles>
  <office:body>
    <office:spreadsheet>
      <table:table table:name="t=4 fully constra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6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strain_yy</text:p>
          </table:table-cell>
          <table:table-cell table:style-name="ce2" office:value-type="string" calcext:value-type="string">
            <text:p>'= ln(1+disp_y)</text:p>
          </table:table-cell>
          <table:table-cell table:style-name="ce3" office:value-type="float" office:value="-1.6094379124341" calcext:value-type="float">
            <text:p>-1.6094379124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0/00/0000</text:date>, <text:time style:data-style-name="N2" text:time-value="11:52:15.5392180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